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 svg:font-family="'Segoe UI', 'Segoe WP', 'Segoe UI WPC', Tahoma, Arial, sans-serif"/>
  </office:font-face-decls>
  <office:automatic-styles>
    <style:style style:name="P1" style:family="paragraph" style:parent-style-name="Quotations">
      <style:paragraph-properties fo:margin-left="0.3937in" fo:margin-right="0.3937in" fo:margin-top="0in" fo:margin-bottom="0.0417in" style:contextual-spacing="false" fo:text-indent="0in" style:auto-text-indent="false"/>
    </style:style>
    <style:style style:name="P2" style:family="paragraph" style:parent-style-name="Quotations" style:list-style-name="L1">
      <loext:graphic-properties draw:fill="solid" draw:fill-color="#ffffff" draw:opacity="100%"/>
      <style:paragraph-properties fo:margin-left="0.3937in" fo:margin-right="0.3937in" fo:margin-top="0in" fo:margin-bottom="0in" style:contextual-spacing="false" fo:text-indent="0in" style:auto-text-indent="false" fo:background-color="#ffffff"/>
      <style:text-properties fo:color="#212121" loext:opacity="100%" style:font-name="Segoe UI" fo:font-size="11.25pt"/>
    </style:style>
    <style:style style:name="P3" style:family="paragraph" style:parent-style-name="Quotations" style:list-style-name="L2">
      <loext:graphic-properties draw:fill="solid" draw:fill-color="#ffffff" draw:opacity="100%"/>
      <style:paragraph-properties fo:margin-left="0.3937in" fo:margin-right="0.3937in" fo:margin-top="0in" fo:margin-bottom="0in" style:contextual-spacing="false" fo:text-indent="0in" style:auto-text-indent="false" fo:background-color="#ffffff"/>
      <style:text-properties fo:color="#212121" loext:opacity="100%" style:font-name="Segoe UI" fo:font-size="11.25pt"/>
    </style:style>
    <style:style style:name="P4" style:family="paragraph" style:parent-style-name="Quotations" style:list-style-name="L2">
      <loext:graphic-properties draw:fill="solid" draw:fill-color="#ffffff" draw:opacity="100%"/>
      <style:paragraph-properties fo:margin-left="0in" fo:margin-right="0.3937in" fo:margin-top="0in" fo:margin-bottom="0in" style:contextual-spacing="false" fo:text-indent="0in" style:auto-text-indent="false" fo:background-color="#ffffff"/>
      <style:text-properties fo:color="#212121" loext:opacity="100%" style:font-name="Segoe UI" fo:font-size="11.25pt"/>
    </style:style>
    <style:style style:name="P5" style:family="paragraph" style:parent-style-name="Quotations" style:list-style-name="L3">
      <loext:graphic-properties draw:fill="solid" draw:fill-color="#ffffff" draw:opacity="100%"/>
      <style:paragraph-properties fo:margin-left="0.3937in" fo:margin-right="0.3937in" fo:margin-top="0in" fo:margin-bottom="0in" style:contextual-spacing="false" fo:text-indent="0in" style:auto-text-indent="false" fo:background-color="#ffffff"/>
      <style:text-properties fo:color="#212121" loext:opacity="100%" style:font-name="Segoe UI" fo:font-size="11.25pt"/>
    </style:style>
    <style:style style:name="P6" style:family="paragraph" style:parent-style-name="Quotations" style:list-style-name="L4">
      <loext:graphic-properties draw:fill="solid" draw:fill-color="#ffffff" draw:opacity="100%"/>
      <style:paragraph-properties fo:margin-left="0.3937in" fo:margin-right="0.3937in" fo:margin-top="0in" fo:margin-bottom="0in" style:contextual-spacing="false" fo:text-indent="0in" style:auto-text-indent="false" fo:background-color="#ffffff"/>
      <style:text-properties fo:color="#212121" loext:opacity="100%" style:font-name="Segoe UI" fo:font-size="11.25pt"/>
    </style:style>
    <style:style style:name="P7" style:family="paragraph" style:parent-style-name="Quotations" style:list-style-name="L5">
      <loext:graphic-properties draw:fill="solid" draw:fill-color="#ffffff" draw:opacity="100%"/>
      <style:paragraph-properties fo:margin-left="0.3937in" fo:margin-right="0.3937in" fo:margin-top="0in" fo:margin-bottom="0in" style:contextual-spacing="false" fo:text-indent="0in" style:auto-text-indent="false" fo:background-color="#ffffff"/>
      <style:text-properties fo:color="#212121" loext:opacity="100%" style:font-name="Segoe UI" fo:font-size="11.25pt"/>
    </style:style>
    <style:style style:name="P8" style:family="paragraph" style:parent-style-name="Quotations" style:list-style-name="L6">
      <loext:graphic-properties draw:fill="solid" draw:fill-color="#ffffff" draw:opacity="100%"/>
      <style:paragraph-properties fo:margin-left="0.3937in" fo:margin-right="0.3937in" fo:margin-top="0in" fo:margin-bottom="0in" style:contextual-spacing="false" fo:text-indent="0in" style:auto-text-indent="false" fo:background-color="#ffffff"/>
      <style:text-properties fo:color="#212121" loext:opacity="100%" style:font-name="Segoe UI" fo:font-size="11.25pt"/>
    </style:style>
    <style:style style:name="P9" style:family="paragraph" style:parent-style-name="Quotations" style:list-style-name="L7">
      <loext:graphic-properties draw:fill="solid" draw:fill-color="#ffffff" draw:opacity="100%"/>
      <style:paragraph-properties fo:margin-left="0.3937in" fo:margin-right="0.3937in" fo:margin-top="0in" fo:margin-bottom="0in" style:contextual-spacing="false" fo:text-indent="0in" style:auto-text-indent="false" fo:background-color="#ffffff"/>
      <style:text-properties fo:color="#212121" loext:opacity="100%" style:font-name="Segoe UI" fo:font-size="11.25pt"/>
    </style:style>
    <style:style style:name="P10" style:family="paragraph" style:parent-style-name="Quotations" style:list-style-name="L8">
      <loext:graphic-properties draw:fill="solid" draw:fill-color="#ffffff" draw:opacity="100%"/>
      <style:paragraph-properties fo:margin-left="0.3937in" fo:margin-right="0.3937in" fo:margin-top="0in" fo:margin-bottom="0in" style:contextual-spacing="false" fo:text-indent="0in" style:auto-text-indent="false" fo:background-color="#ffffff"/>
      <style:text-properties fo:color="#212121" loext:opacity="100%" style:font-name="Segoe UI" fo:font-size="11.25pt"/>
    </style:style>
    <style:style style:name="P11" style:family="paragraph" style:parent-style-name="Quotations" style:list-style-name="L9">
      <loext:graphic-properties draw:fill="solid" draw:fill-color="#ffffff" draw:opacity="100%"/>
      <style:paragraph-properties fo:margin-left="0.3937in" fo:margin-right="0.3937in" fo:margin-top="0in" fo:margin-bottom="0in" style:contextual-spacing="false" fo:text-indent="0in" style:auto-text-indent="false" fo:background-color="#ffffff"/>
      <style:text-properties fo:color="#212121" loext:opacity="100%" style:font-name="Segoe UI" fo:font-size="11.25pt"/>
    </style:style>
    <style:style style:name="P12" style:family="paragraph" style:parent-style-name="Quotations">
      <loext:graphic-properties draw:fill="solid" draw:fill-color="#ffffff" draw:opacity="100%"/>
      <style:paragraph-properties fo:margin-left="0in" fo:margin-right="0.3937in" fo:margin-top="0in" fo:margin-bottom="0in" style:contextual-spacing="false" fo:text-indent="0in" style:auto-text-indent="false" fo:background-color="#ffffff"/>
      <style:text-properties fo:color="#212121" loext:opacity="100%" style:font-name="Segoe UI" fo:font-size="11.25pt" officeooo:rsid="001835b8" officeooo:paragraph-rsid="001835b8"/>
    </style:style>
    <style:style style:name="P13" style:family="paragraph" style:parent-style-name="Quotations">
      <loext:graphic-properties draw:fill="solid" draw:fill-color="#ffffff" draw:opacity="100%"/>
      <style:paragraph-properties fo:margin-left="0in" fo:margin-right="0.3937in" fo:margin-top="0in" fo:margin-bottom="0in" style:contextual-spacing="false" fo:text-indent="0in" style:auto-text-indent="false" fo:background-color="#ffffff"/>
      <style:text-properties fo:color="#212121" loext:opacity="100%" style:font-name="Segoe UI" fo:font-size="11.25pt" officeooo:rsid="001935c3" officeooo:paragraph-rsid="001935c3"/>
    </style:style>
    <style:style style:name="P14" style:family="paragraph" style:parent-style-name="Quotations">
      <loext:graphic-properties draw:fill="solid" draw:fill-color="#ffffff" draw:opacity="100%"/>
      <style:paragraph-properties fo:margin-left="0in" fo:margin-right="0.3937in" fo:margin-top="0in" fo:margin-bottom="0in" style:contextual-spacing="false" fo:text-indent="0in" style:auto-text-indent="false" fo:background-color="#ffffff"/>
      <style:text-properties fo:color="#212121" loext:opacity="100%" style:font-name="Segoe UI" fo:font-size="11.25pt" officeooo:rsid="001cd89e" officeooo:paragraph-rsid="001cd89e"/>
    </style:style>
    <style:style style:name="P15" style:family="paragraph" style:parent-style-name="Quotations">
      <style:text-properties fo:color="#212121" loext:opacity="100%"/>
    </style:style>
    <style:style style:name="P16" style:family="paragraph" style:parent-style-name="Quotations">
      <style:text-properties fo:color="#ff0000" loext:opacity="100%" style:text-line-through-style="none" style:text-line-through-type="none" style:font-name="Calibri" fo:font-size="10.5pt" style:text-underline-style="solid" style:text-underline-width="auto" style:text-underline-color="font-color" style:text-blinking="false"/>
    </style:style>
    <style:style style:name="P17" style:family="paragraph" style:parent-style-name="Quotations">
      <style:text-properties fo:color="#ff0000" loext:opacity="100%" style:text-line-through-style="none" style:text-line-through-type="none" style:text-underline-style="solid" style:text-underline-width="auto" style:text-underline-color="font-color" style:text-blinking="false"/>
    </style:style>
    <style:style style:name="P18" style:family="paragraph" style:parent-style-name="Standard">
      <style:paragraph-properties fo:margin-top="0in" fo:margin-bottom="0.1965in" style:contextual-spacing="false"/>
      <style:text-properties officeooo:rsid="001835b8" officeooo:paragraph-rsid="001835b8"/>
    </style:style>
    <style:style style:name="T1" style:family="text">
      <style:text-properties fo:color="#212121" loext:opacity="100%" style:font-name="Calibri" fo:font-size="11pt" style:text-underline-style="solid" style:text-underline-width="auto" style:text-underline-color="font-color" fo:background-color="#ffffff" loext:char-shading-value="0"/>
    </style:style>
    <style:style style:name="T2" style:family="text">
      <style:text-properties fo:color="#212121" loext:opacity="100%" style:font-name="Calibri" fo:font-size="11pt" fo:background-color="#ffffff" loext:char-shading-value="0"/>
    </style:style>
    <style:style style:name="T3" style:family="text">
      <style:text-properties style:font-name="Calibri" fo:font-size="11pt"/>
    </style:style>
    <style:style style:name="T4" style:family="text">
      <style:text-properties style:font-name="Calibri" fo:font-size="11pt" style:text-underline-style="solid" style:text-underline-width="auto" style:text-underline-color="font-color"/>
    </style:style>
    <style:style style:name="T5" style:family="text">
      <style:text-properties fo:color="#ff0000" loext:opacity="100%" style:text-line-through-style="none" style:text-line-through-type="none" style:font-name="Calibri" fo:font-size="11pt" style:text-underline-style="solid" style:text-underline-width="auto" style:text-underline-color="font-color" style:text-blinking="false"/>
    </style:style>
    <style:style style:name="T6" style:family="text">
      <style:text-properties fo:color="#ff0000" loext:opacity="100%" style:text-line-through-style="none" style:text-line-through-type="none" style:font-name="Calibri" fo:font-size="10.5pt" style:text-underline-style="solid" style:text-underline-width="auto" style:text-underline-color="font-color" style:text-blinking="false" fo:background-color="#ffffff" loext:char-shading-value="0"/>
    </style:style>
    <style:style style:name="T7" style:family="text">
      <style:text-properties officeooo:rsid="0019a5a2"/>
    </style:style>
    <style:style style:name="T8" style:family="text">
      <style:text-properties officeooo:rsid="001aeb90"/>
    </style:style>
    <style:style style:name="T9" style:family="text">
      <style:text-properties officeooo:rsid="001eae3f"/>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Revision memo:</text:p>
      <text:p text:style-name="P1"><text:span text:style-name="Strong_20_Emphasis"><text:span text:style-name="T1">Specific points</text:span></text:span><text:span text:style-name="Strong_20_Emphasis"><text:span text:style-name="T2">:</text:span></text:span></text:p>
      <text:list xml:id="list539198745" text:style-name="L1">
        <text:list-item>
          <text:p text:style-name="P2"><text:span text:style-name="T3">Clarification is needed on the various sample sizes. How many smallholders were interviewed in each wave? Table 2 provides different numbers of observations for different variables. Please provide an extra paragraph on how farmers were selected in each wave with sample sizes and include information about the quality of this data, how much was actually used in the analysis?  etc.</text:span> </text:p>
        </text:list-item>
      </text:list>
      <text:p text:style-name="P16">Not sure what would be the best approach here. Our descriptive statistics refer to only wave 1. Maybe we should also add the same for wave 2 in another table? I do not know how exactly the farmers were selected. Where can I find this information? Or if it is easier for one of you to add this paragraph, let me know. </text:p>
      <text:list xml:id="list3868956223" text:style-name="L2">
        <text:list-item>
          <text:p text:style-name="P3"><text:span text:style-name="T3">It is not clear why there were two waves of data collection (2021 &amp; 2022) rather than just one. Also, was the data from these waves pooled for estimating the regression equations? Equation 1 does not have time subscripts suggesting pooling occurred while the text says the time scripts were left out for simplicity. Considerably more effort is needed to describe the structure of the sample. If pooling occurred, were dummies used for each wave?</text:span> </text:p>
          <text:p text:style-name="P4"/>
        </text:list-item>
      </text:list>
      <text:p text:style-name="P12">It is a bit of a stretch to say that we collected two waves of data. We collected data once. Ratings were organized twice, to makes sure we had enough ratings. Data for the ratings were pooled. </text:p>
      <text:p text:style-name="P12"/>
      <text:p text:style-name="P13">It is also important to note that we do not estimate equation one – <text:span text:style-name="T7">this is just used as a starting point to explain the issues related to the dyadic nature of the data and the models we do estimate:</text:span> between-models (4) and farmer fixed effects models (7). <text:span text:style-name="T7">A dummy for each wave in the between-models of (4) would be absorbed in the constant, as each agro-input dealer will have </text:span><text:span text:style-name="T8">b</text:span><text:span text:style-name="T7">een ranked </text:span><text:span text:style-name="T8">by the same farmers </text:span><text:span text:style-name="T7">in both rounds so the average will always be 0.5 </text:span><text:span text:style-name="T8">(which will be perfectly collinear with the included constant). A dummy for each wave in the fixed-effects model (7) would also contribute little to the analysis, as the within variation for this will be the same for all farmers.</text:span></text:p>
      <text:p text:style-name="P13"/>
      <text:p text:style-name="P14">Changes made to the text: We have removed the footnote on the time index, as this seemed to suggest we are dealing with time series data. <text:span text:style-name="T9">Furthermore, the better description of the selection of farmers, sample sizes etc added as a response to the previous point should also clarify things.</text:span></text:p>
      <text:p text:style-name="P12"/>
      <text:list xml:id="list2408303656" text:style-name="L3">
        <text:list-item>
          <text:p text:style-name="P5"><text:span text:style-name="T3">The number of dealers in the sample is also not clear. In the text it says there were 350 then later in Table 1 there appears to be around 190. Please describe how this information was selected and gathered and what quality issues led to the smaller sample being used for estimation.</text:span> </text:p>
        </text:list-item>
      </text:list>
      <text:p text:style-name="P15">​<text:span text:style-name="T5">We need to mention here that all dealers were not rated?</text:span></text:p>
      <text:list xml:id="list2203295271" text:style-name="L4">
        <text:list-item>
          <text:p text:style-name="P6"><text:span text:style-name="T3">The dealers were clustered into "catchments" using proximity data. How many clusters were obtained and what does the distribution of catchment sizes look like?</text:span> </text:p>
        </text:list-item>
      </text:list>
      <text:p text:style-name="P15">​<text:span text:style-name="T5">Do we already have this information in another paper or analysis done? If not, where can I find this catchment area information?</text:span></text:p>
      <text:list xml:id="list1260919861" text:style-name="L5">
        <text:list-item>
          <text:p text:style-name="P7"><text:soft-page-break/><text:span text:style-name="T3">Table 1: This table is about dealer attributes. So, why is there a row called "Distance between farmer and shop"? What does this mean? Also, the data entry is 49km. Are farmers 49km from somewhere? Finally, Table 2 reports "Homestead distance to nearest agro-input shop" as 3.8km. Is this inconsistent with data in Table 1?</text:span> </text:p>
        </text:list-item>
      </text:list>
      <text:p text:style-name="P15">​<text:span text:style-name="T5">We need to make it clearer here that </text:span><text:span text:style-name="T6">"Distance between farmer and shop"</text:span><text:span text:style-name="T5"> is calculated using GPS coordinates and the numbers mean the farmer is 49 km away from the shop. On the other hand, based on what the farmer is reporting as the distance is what is mentioned for </text:span><text:span text:style-name="T6">"Homestead distance to nearest agro-input shop</text:span><text:span text:style-name="T5">". However, I am wondering that always the GPS coordinates would not have been the homestead and the homestead could be further away from the GPS location? That would explain the inconsistency and we should mention that too?</text:span></text:p>
      <text:list xml:id="list438383608" text:style-name="L6">
        <text:list-item>
          <text:p text:style-name="P8"><text:span text:style-name="T3">Results: Is it possible women dealers face discrimination from upstream in the value chain that makes it difficult for them to provide good quality seed? This would imply some of the smallholder bias identified in the study was objective. I appreciate the price was controlled in the regressions however I was not clear about controls for quality in this context.</text:span> </text:p>
        </text:list-item>
      </text:list>
      <text:p text:style-name="P15">​<text:span text:style-name="T5">I am not sure I understand this comment. I will think about the context. I do not see any issue myself with controlling for quality. </text:span></text:p>
      <text:list xml:id="list4052703287" text:style-name="L7">
        <text:list-item>
          <text:p text:style-name="P9"><text:span text:style-name="T3">Results: According to Table 2, 20% of smallholders were women, presumably widows. Were they similarly biased to their male counterparts? More estimation is needed here.</text:span> </text:p>
        </text:list-item>
      </text:list>
      <text:p text:style-name="P17">​<text:span text:style-name="T3">I believe what is being suggested here is an interaction? If female smallholders rate male dealers higher or lower. Correct me if my interpretation is wrong.</text:span></text:p>
      <text:list xml:id="list1132487995" text:style-name="L8">
        <text:list-item>
          <text:p text:style-name="P10"><text:span text:style-name="T3">Find "the the" in the text and correct. </text:span> </text:p>
        </text:list-item>
      </text:list>
      <text:p text:style-name="P17">​<text:span text:style-name="T3">I will fix this. </text:span></text:p>
      <text:list xml:id="list2221676412" text:style-name="L9">
        <text:list-item>
          <text:p text:style-name="P11"><text:span text:style-name="T3">Also, find "we asked farmer to rate" aka farmer</text:span><text:span text:style-name="T4">s.</text:span> </text:p>
        </text:list-item>
      </text:list>
      <text:p text:style-name="P17">​<text:span text:style-name="T3">Will fix this too. </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 svg:font-family="'Segoe UI', 'Segoe WP', 'Segoe UI WPC', Tahom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6T11:59:01.753657077</meta:creation-date>
    <dc:date>2022-07-06T12:41:33.335064372</dc:date>
    <meta:editing-duration>PT11M40S</meta:editing-duration>
    <meta:editing-cycles>3</meta:editing-cycles>
    <meta:generator>LibreOffice/7.3.4.2$Linux_X86_64 LibreOffice_project/30$Build-2</meta:generator>
    <meta:document-statistic meta:table-count="0" meta:image-count="0" meta:object-count="0" meta:page-count="2" meta:paragraph-count="22" meta:word-count="839" meta:character-count="4810" meta:non-whitespace-character-count="3978"/>
  </office:meta>
</office:document-meta>
</file>